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4-09-24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96784" calcext:value-type="float">
            <text:p>-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4-08-23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18832" calcext:value-type="float">
            <text:p>-7.41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4-07-24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65136" calcext:value-type="float">
            <text:p>-7.5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4-06-25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02168" calcext:value-type="float">
            <text:p>-8.20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4-05-30 21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11768" calcext:value-type="float">
            <text:p>-8.8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4-04-23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08336" calcext:value-type="float">
            <text:p>-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4-03-28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24744" calcext:value-type="float">
            <text:p>-10.5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3-12-21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54768" calcext:value-type="float">
            <text:p>-9.9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3-11-29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841992" calcext:value-type="float">
            <text:p>-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3-10-23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86216" calcext:value-type="float">
            <text:p>-8.5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3-09-27 2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24088" calcext:value-type="float">
            <text:p>-8.32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3-08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2292" calcext:value-type="float">
            <text:p>-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3-07-25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39328" calcext:value-type="float">
            <text:p>-8.33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3-06-29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08136" calcext:value-type="float">
            <text:p>-8.70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3-05-23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39072" calcext:value-type="float">
            <text:p>-9.3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3-04-25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67544" calcext:value-type="float">
            <text:p>-10.0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3-03-30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82072" calcext:value-type="float">
            <text:p>-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3-02-21 2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72344" calcext:value-type="float">
            <text:p>-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2-12-21 22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55352" calcext:value-type="float">
            <text:p>-10.0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2-11-26 2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10928" calcext:value-type="float">
            <text:p>-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2-10-26 2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89136" calcext:value-type="float">
            <text:p>-9.0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2-09-26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64296" calcext:value-type="float">
            <text:p>-8.4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2-08-24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772" calcext:value-type="float">
            <text:p>-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2-07-28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2856" calcext:value-type="float">
            <text:p>-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2-06-17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5068" calcext:value-type="float">
            <text:p>-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2-05-24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32264" calcext:value-type="float">
            <text:p>-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2-03-31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04832" calcext:value-type="float">
            <text:p>-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1-12-21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78112" calcext:value-type="float">
            <text:p>-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1-11-19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64752" calcext:value-type="float">
            <text:p>-9.0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1-10-27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296" calcext:value-type="float">
            <text:p>-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1-09-16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38872" calcext:value-type="float">
            <text:p>-7.7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1-08-17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73568" calcext:value-type="float">
            <text:p>-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1-07-13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52944" calcext:value-type="float">
            <text:p>-7.5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1-06-21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36024" calcext:value-type="float">
            <text:p>-9.3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1-05-14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82328" calcext:value-type="float">
            <text:p>-9.48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1-04-19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32264" calcext:value-type="float">
            <text:p>-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1-03-25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81456" calcext:value-type="float">
            <text:p>-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1-02-17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607296" calcext:value-type="float">
            <text:p>-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0-12-22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0684" calcext:value-type="float">
            <text:p>-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0-11-13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5236" calcext:value-type="float">
            <text:p>-7.4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0-10-16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10984" calcext:value-type="float">
            <text:p>-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0-09-16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1032" calcext:value-type="float">
            <text:p>-5.9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0-08-24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74208" calcext:value-type="float">
            <text:p>-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0-07-13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51576" calcext:value-type="float">
            <text:p>-5.7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0-06-24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2744" calcext:value-type="float">
            <text:p>-5.9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0-05-26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41008" calcext:value-type="float">
            <text:p>-6.5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0-04-23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41792" calcext:value-type="float">
            <text:p>-8.24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0-03-24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2876" calcext:value-type="float">
            <text:p>-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20-02-19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34144" calcext:value-type="float">
            <text:p>-9.53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9-12-10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77072" calcext:value-type="float">
            <text:p>-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9-11-20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1624" calcext:value-type="float">
            <text:p>-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9-10-09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84264" calcext:value-type="float">
            <text:p>-6.6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9-09-12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37376" calcext:value-type="float">
            <text:p>-6.4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9-08-13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9904" calcext:value-type="float">
            <text:p>-6.0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9-07-15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7888" calcext:value-type="float">
            <text:p>-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9-06-13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3448" calcext:value-type="float">
            <text:p>-7.0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9-05-07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87384" calcext:value-type="float">
            <text:p>-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9-04-11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14104" calcext:value-type="float">
            <text:p>-9.21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9-03-13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60408" calcext:value-type="float">
            <text:p>-9.36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8-12-11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23632" calcext:value-type="float">
            <text:p>-7.72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8-11-06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1048" calcext:value-type="float">
            <text:p>-6.8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8-10-08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21552" calcext:value-type="float">
            <text:p>-6.32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8-09-11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0488" calcext:value-type="float">
            <text:p>-6.19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8-08-09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69408" calcext:value-type="float">
            <text:p>-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8-07-16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9968" calcext:value-type="float">
            <text:p>-5.83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8-06-11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984" calcext:value-type="float">
            <text:p>-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8-05-16 1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36864" calcext:value-type="float">
            <text:p>-8.4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8-04-12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86672" calcext:value-type="float">
            <text:p>-9.18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8-03-12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11056" calcext:value-type="float">
            <text:p>-9.2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8-01-09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43416" calcext:value-type="float">
            <text:p>-9.0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7-12-13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40496" calcext:value-type="float">
            <text:p>-8.5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7-11-10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65592" calcext:value-type="float">
            <text:p>-8.1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7-10-11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22464" calcext:value-type="float">
            <text:p>-7.5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7-03-14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94392" calcext:value-type="float">
            <text:p>-9.9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7-02-16 22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12096" calcext:value-type="float">
            <text:p>-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7-01-15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04832" calcext:value-type="float">
            <text:p>-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6-12-14 21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45752" calcext:value-type="float">
            <text:p>-9.44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6-10-25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72272" calcext:value-type="float">
            <text:p>-8.2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6-09-27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43672" calcext:value-type="float">
            <text:p>-8.0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4-10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80504" calcext:value-type="float">
            <text:p>-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4-09-23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17464" calcext:value-type="float">
            <text:p>-5.6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4-08-21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86984" calcext:value-type="float">
            <text:p>-5.5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4-06-23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1304" calcext:value-type="float">
            <text:p>-5.8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4-05-20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10984" calcext:value-type="float">
            <text:p>-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4-04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82" calcext:value-type="float">
            <text:p>-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4-03-25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26424" calcext:value-type="float">
            <text:p>-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4-02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04504" calcext:value-type="float">
            <text:p>-8.6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3-08-22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552" calcext:value-type="float">
            <text:p>-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3-07-30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504" calcext:value-type="float">
            <text:p>-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3-06-18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456" calcext:value-type="float">
            <text:p>-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3-05-23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5424" calcext:value-type="float">
            <text:p>-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3-04-30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008" calcext:value-type="float">
            <text:p>-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3-03-18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87384" calcext:value-type="float">
            <text:p>-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3-02-21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04504" calcext:value-type="float">
            <text:p>-8.6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2-11-28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69936" calcext:value-type="float">
            <text:p>-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2-10-24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3344" calcext:value-type="float">
            <text:p>-6.94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2-09-25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2264" calcext:value-type="float">
            <text:p>-5.9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2-08-16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28232" calcext:value-type="float">
            <text:p>-6.42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2-06-26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26936" calcext:value-type="float">
            <text:p>-6.72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2-04-26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92184" calcext:value-type="float">
            <text:p>-9.0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2-03-12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36024" calcext:value-type="float">
            <text:p>-9.3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1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08008" calcext:value-type="float">
            <text:p>-9.2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1-10-1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06056" calcext:value-type="float">
            <text:p>-7.3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1-09-20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81088" calcext:value-type="float">
            <text:p>-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1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0824" calcext:value-type="float">
            <text:p>-5.8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1-07-19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86016" calcext:value-type="float">
            <text:p>-6.9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1-06-21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62216" calcext:value-type="float">
            <text:p>-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1-05-24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05216" calcext:value-type="float">
            <text:p>-8.2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1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22664" calcext:value-type="float">
            <text:p>-9.1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1-03-22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62744" calcext:value-type="float">
            <text:p>-9.76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1-02-22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671304" calcext:value-type="float">
            <text:p>-9.6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1-0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88424" calcext:value-type="float">
            <text:p>-9.48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0-11-29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26424" calcext:value-type="float">
            <text:p>-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0-10-20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52816" calcext:value-type="float">
            <text:p>-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0-09-28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90688" calcext:value-type="float">
            <text:p>-7.7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0-08-23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10984" calcext:value-type="float">
            <text:p>-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0-07-20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77456" calcext:value-type="float">
            <text:p>-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0-06-17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19288" calcext:value-type="float">
            <text:p>-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0-05-26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33688" calcext:value-type="float">
            <text:p>-8.9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0-04-22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18904" calcext:value-type="float">
            <text:p>-9.51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0-03-29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06584" calcext:value-type="float">
            <text:p>-10.0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10-02-18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671304" calcext:value-type="float">
            <text:p>-9.6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9-12-30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73184" calcext:value-type="float">
            <text:p>-9.47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9-11-23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5736" calcext:value-type="float">
            <text:p>-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9-10-20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80704" calcext:value-type="float">
            <text:p>-8.6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9-09-29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11896" calcext:value-type="float">
            <text:p>-8.31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9-08-24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49312" calcext:value-type="float">
            <text:p>-7.44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9-06-23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9724" calcext:value-type="float">
            <text:p>-8.3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9-05-20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37704" calcext:value-type="float">
            <text:p>-7.53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9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00032" calcext:value-type="float">
            <text:p>-9.4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9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671304" calcext:value-type="float">
            <text:p>-9.6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9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05544" calcext:value-type="float">
            <text:p>-9.3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8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00872" calcext:value-type="float">
            <text:p>-8.5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8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76744" calcext:value-type="float">
            <text:p>-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8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10984" calcext:value-type="float">
            <text:p>-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8-08-25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62344" calcext:value-type="float">
            <text:p>-6.56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8-07-29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5144" calcext:value-type="float">
            <text:p>-6.1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8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67856" calcext:value-type="float">
            <text:p>-6.4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8-05-27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35696" calcext:value-type="float">
            <text:p>-8.2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8-04-23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610344" calcext:value-type="float">
            <text:p>-9.6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8-03-27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93224" calcext:value-type="float">
            <text:p>-9.7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8-0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88424" calcext:value-type="float">
            <text:p>-9.48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7-04-25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70848" calcext:value-type="float">
            <text:p>-9.07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7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51264" calcext:value-type="float">
            <text:p>-9.3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7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14104" calcext:value-type="float">
            <text:p>-9.21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6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6864" calcext:value-type="float">
            <text:p>-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6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22336" calcext:value-type="float">
            <text:p>-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6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81216" calcext:value-type="float">
            <text:p>-6.68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6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4288" calcext:value-type="float">
            <text:p>-6.1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6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9424" calcext:value-type="float">
            <text:p>-6.0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6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48984" calcext:value-type="float">
            <text:p>-6.34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6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12152" calcext:value-type="float">
            <text:p>-7.3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6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83296" calcext:value-type="float">
            <text:p>-8.0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6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12352" calcext:value-type="float">
            <text:p>-8.91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6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87968" calcext:value-type="float">
            <text:p>-8.8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6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25256" calcext:value-type="float">
            <text:p>-8.5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5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2668" calcext:value-type="float">
            <text:p>-7.7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5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98208" calcext:value-type="float">
            <text:p>-6.99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5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3128" calcext:value-type="float">
            <text:p>-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5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984" calcext:value-type="float">
            <text:p>-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5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3232" calcext:value-type="float">
            <text:p>-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5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296" calcext:value-type="float">
            <text:p>-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5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344" calcext:value-type="float">
            <text:p>-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5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1248" calcext:value-type="float">
            <text:p>-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5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2104" calcext:value-type="float">
            <text:p>-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4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704" calcext:value-type="float">
            <text:p>-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4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984" calcext:value-type="float">
            <text:p>-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4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9976" calcext:value-type="float">
            <text:p>-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4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456" calcext:value-type="float">
            <text:p>-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4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04" calcext:value-type="float">
            <text:p>-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4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9912" calcext:value-type="float">
            <text:p>-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4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22208" calcext:value-type="float">
            <text:p>-8.5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4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344" calcext:value-type="float">
            <text:p>-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4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344" calcext:value-type="float">
            <text:p>-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3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772" calcext:value-type="float">
            <text:p>-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3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724" calcext:value-type="float">
            <text:p>-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3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628" calcext:value-type="float">
            <text:p>-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3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58" calcext:value-type="float">
            <text:p>-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3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3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3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3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724" calcext:value-type="float">
            <text:p>-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3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44" calcext:value-type="float">
            <text:p>-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3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6012" calcext:value-type="float">
            <text:p>-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3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6012" calcext:value-type="float">
            <text:p>-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3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964" calcext:value-type="float">
            <text:p>-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2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916" calcext:value-type="float">
            <text:p>-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2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82" calcext:value-type="float">
            <text:p>-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2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248" calcext:value-type="float">
            <text:p>-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2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676" calcext:value-type="float">
            <text:p>-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2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58" calcext:value-type="float">
            <text:p>-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2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628" calcext:value-type="float">
            <text:p>-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2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724" calcext:value-type="float">
            <text:p>-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2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868" calcext:value-type="float">
            <text:p>-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2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43" calcext:value-type="float">
            <text:p>-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2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43" calcext:value-type="float">
            <text:p>-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2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2776" calcext:value-type="float">
            <text:p>-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1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728" calcext:value-type="float">
            <text:p>-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1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204" calcext:value-type="float">
            <text:p>-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1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584" calcext:value-type="float">
            <text:p>-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1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536" calcext:value-type="float">
            <text:p>-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1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06" calcext:value-type="float">
            <text:p>-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1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32" calcext:value-type="float">
            <text:p>-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1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43" calcext:value-type="float">
            <text:p>-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1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7348" calcext:value-type="float">
            <text:p>-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1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43" calcext:value-type="float">
            <text:p>-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0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156" calcext:value-type="float">
            <text:p>-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0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488" calcext:value-type="float">
            <text:p>-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0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44" calcext:value-type="float">
            <text:p>-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0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392" calcext:value-type="float">
            <text:p>-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0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44" calcext:value-type="float">
            <text:p>-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0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06" calcext:value-type="float">
            <text:p>-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0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204" calcext:value-type="float">
            <text:p>-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0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7348" calcext:value-type="float">
            <text:p>-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0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0396" calcext:value-type="float">
            <text:p>-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0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3444" calcext:value-type="float">
            <text:p>-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2000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192" calcext:value-type="float">
            <text:p>-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99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07008" calcext:value-type="float">
            <text:p>-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99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5824" calcext:value-type="float">
            <text:p>-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99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728" calcext:value-type="float">
            <text:p>-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99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68" calcext:value-type="float">
            <text:p>-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99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108" calcext:value-type="float">
            <text:p>-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99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536" calcext:value-type="float">
            <text:p>-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99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108" calcext:value-type="float">
            <text:p>-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99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32" calcext:value-type="float">
            <text:p>-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99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68" calcext:value-type="float">
            <text:p>-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99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39952" calcext:value-type="float">
            <text:p>-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99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70432" calcext:value-type="float">
            <text:p>-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98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252" calcext:value-type="float">
            <text:p>-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98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204" calcext:value-type="float">
            <text:p>-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98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536" calcext:value-type="float">
            <text:p>-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98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44" calcext:value-type="float">
            <text:p>-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98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44" calcext:value-type="float">
            <text:p>-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98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8116" calcext:value-type="float">
            <text:p>-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98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56648" calcext:value-type="float">
            <text:p>-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98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5824" calcext:value-type="float">
            <text:p>-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98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8888" calcext:value-type="float">
            <text:p>-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98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62616" calcext:value-type="float">
            <text:p>-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97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7928" calcext:value-type="float">
            <text:p>-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97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108" calcext:value-type="float">
            <text:p>-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97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68" calcext:value-type="float">
            <text:p>-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97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68" calcext:value-type="float">
            <text:p>-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89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9832" calcext:value-type="float">
            <text:p>-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87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9164" calcext:value-type="float">
            <text:p>-16.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87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688" calcext:value-type="float">
            <text:p>-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87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784" calcext:value-type="float">
            <text:p>-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87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8496" calcext:value-type="float">
            <text:p>-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86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52" calcext:value-type="float">
            <text:p>-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86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52" calcext:value-type="float">
            <text:p>-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86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5448" calcext:value-type="float">
            <text:p>-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8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8496" calcext:value-type="float">
            <text:p>-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85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8684" calcext:value-type="float">
            <text:p>-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85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0302" calcext:value-type="float">
            <text:p>-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85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192" calcext:value-type="float">
            <text:p>-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85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7348" calcext:value-type="float">
            <text:p>-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85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204" calcext:value-type="float">
            <text:p>-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85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584" calcext:value-type="float">
            <text:p>-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85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346" calcext:value-type="float">
            <text:p>-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85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536" calcext:value-type="float">
            <text:p>-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84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252" calcext:value-type="float">
            <text:p>-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84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68" calcext:value-type="float">
            <text:p>-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84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252" calcext:value-type="float">
            <text:p>-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84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811" calcext:value-type="float">
            <text:p>-11.8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84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2588" calcext:value-type="float">
            <text:p>-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84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1064" calcext:value-type="float">
            <text:p>-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84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1064" calcext:value-type="float">
            <text:p>-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84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1826" calcext:value-type="float">
            <text:p>-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83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8872" calcext:value-type="float">
            <text:p>-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83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43" calcext:value-type="float">
            <text:p>-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83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68" calcext:value-type="float">
            <text:p>-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83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68" calcext:value-type="float">
            <text:p>-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83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108" calcext:value-type="float">
            <text:p>-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83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108" calcext:value-type="float">
            <text:p>-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83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81456" calcext:value-type="float">
            <text:p>-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70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876" calcext:value-type="float">
            <text:p>-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10106050001</text:p>
          </table:table-cell>
          <table:table-cell office:value-type="string" calcext:value-type="string">
            <text:p>1969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4112" calcext:value-type="float">
            <text:p>-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26" meta:object-count="0"/>
    <meta:user-defined meta:name="AppVersion">3.0</meta:user-defined>
  </office:meta>
</office:document-meta>
</file>